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d0e6" officeooo:paragraph-rsid="0005d0e6" style:font-weight-asian="bold" style:font-weight-complex="bold"/>
    </style:style>
    <style:style style:name="P2" style:family="paragraph" style:parent-style-name="Standard">
      <style:text-properties fo:font-weight="normal" officeooo:rsid="0005d0e6" officeooo:paragraph-rsid="0005d0e6" style:font-weight-asian="normal" style:font-weight-complex="normal"/>
    </style:style>
    <style:style style:name="P3" style:family="paragraph" style:parent-style-name="Standard">
      <style:text-properties officeooo:paragraph-rsid="0005d0e6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officeooo:rsid="0005d0e6" officeooo:paragraph-rsid="0005d0e6" fo:background-color="transparent" style:font-name-asian="Times New Roman1" style:font-weight-asian="normal" style:font-name-complex="Times New Roman1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officeooo:paragraph-rsid="0005d0e6" fo:background-color="transparent" style:font-name-asian="Times New Roman1" style:font-name-complex="Times New Roman1"/>
    </style:style>
    <style:style style:name="T1" style:family="text">
      <style:text-properties officeooo:rsid="0005d0e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 CYR" fo:font-size="12pt" style:font-size-asian="12pt" style:font-name-complex="Times New Roman CYR1" style:font-size-complex="12pt"/>
    </style:style>
    <style:style style:name="T4" style:family="text">
      <style:text-properties style:font-name="Times New Roman CYR" fo:font-size="12pt" fo:font-weight="normal" style:font-size-asian="12pt" style:font-weight-asian="normal" style:font-name-complex="Times New Roman CYR1" style:font-size-complex="12pt" style:font-weight-complex="normal"/>
    </style:style>
    <style:style style:name="T5" style:family="text">
      <style:text-properties style:font-name="Times New Roman CYR" fo:font-size="12pt" fo:font-weight="normal" officeooo:rsid="0005d0e6" style:font-size-asian="12pt" style:font-weight-asian="normal" style:font-name-complex="Times New Roman CYR1" style:font-size-complex="12pt" style:font-weight-complex="normal"/>
    </style:style>
    <style:style style:name="T6" style:family="text">
      <style:text-properties style:font-name="Times New Roman CYR" fo:font-size="12pt" fo:font-weight="bold" style:font-size-asian="12pt" style:font-weight-asian="bold" style:font-name-complex="Times New Roman CYR1" style:font-size-complex="12pt" style:font-weight-complex="bold"/>
    </style:style>
    <style:style style:name="T7" style:family="text">
      <style:text-properties style:font-name="Times New Roman CYR" fo:font-weight="bold" style:font-size-asian="12pt" style:font-weight-asian="bold" style:font-name-complex="Times New Roman CYR1" style:font-size-complex="12pt" style:font-weight-complex="bold"/>
    </style:style>
    <style:style style:name="T8" style:family="text">
      <style:text-properties style:font-name="Times New Roman CYR" style:font-size-asian="12pt" style:font-name-complex="Times New Roman CYR1" style:font-size-complex="12pt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тапчук Артур. 9 лабораторная работа.</text:p>
      <text:p text:style-name="P1"><text:span text:style-name="T2"/></text:p>
      <text:p text:style-name="P1">5.2) <text:tab/>Задание: <text:span text:style-name="T2">н</text:span><text:span text:style-name="T4">аписать предикат set-equal, который возвращает t, если два его множество-</text:span></text:p>
      <text:p text:style-name="P2"><text:span text:style-name="T3">аргумента содержат одни и те же элементы, порядок которых не имеет значения.</text:span></text:p>
      <text:p text:style-name="P2"><text:span text:style-name="T3"><text:tab/></text:span><text:span text:style-name="T6">Решение: </text:span></text:p>
      <text:p text:style-name="P5">(defun my_member (el lst) ; <text:span text:style-name="T1">взята из лекции</text:span></text:p>
      <text:p text:style-name="P5"><text:tab/>(cond ( (null lst) nil )</text:p>
      <text:p text:style-name="P5"><text:tab/><text:tab/>( (equal el (car lst)) t )</text:p>
      <text:p text:style-name="P5"><text:tab/><text:tab/>( t (my_member el (cdr lst)) )</text:p>
      <text:p text:style-name="P5"><text:tab/>)</text:p>
      <text:p text:style-name="P4"><text:span text:style-name="T7">)</text:span></text:p>
      <text:p text:style-name="P4"><text:span text:style-name="T6"/></text:p>
      <text:p text:style-name="P4"><text:span text:style-name="T8">(defun set-equal (s1 s2)</text:span></text:p>
      <text:p text:style-name="P4"><text:span text:style-name="T8"><text:tab/>(cond ((null s1) t)</text:span></text:p>
      <text:p text:style-name="P4"><text:span text:style-name="T8"><text:tab/><text:tab/>((my_member (car s1) s2) (set-equal (cdr s1) s2))</text:span></text:p>
      <text:p text:style-name="P4"><text:span text:style-name="T8"><text:tab/><text:tab/>(t nil)</text:span></text:p>
      <text:p text:style-name="P4"><text:span text:style-name="T8"><text:tab/>)</text:span></text:p>
      <text:p text:style-name="P4"><text:span text:style-name="T8">) </text:span></text:p>
      <text:p text:style-name="P2"><text:span text:style-name="T3"><text:tab/></text:span></text:p>
      <text:p text:style-name="P1">5.3) Задание: <text:span text:style-name="T4">Напишите необходимые функции, которые обрабатывают таблицу из точечных пар: </text:span><text:span text:style-name="T9">(</text:span><text:span text:style-name="T4">страна. столица), и возвращают по стране - столицу, а по столице – страну.</text:span></text:p>
      <text:p text:style-name="P1"><text:span text:style-name="T4"/></text:p>
      <text:p text:style-name="P1"><text:span text:style-name="T4">(defun get-country(capital table)</text:span></text:p>
      <text:p text:style-name="P1"><text:span text:style-name="T4"><text:tab/>(cond ((null table) nil)</text:span></text:p>
      <text:p text:style-name="P1"><text:span text:style-name="T4"><text:tab/><text:tab/>((equal (cdar table) capital) t)</text:span></text:p>
      <text:p text:style-name="P1"><text:span text:style-name="T4"><text:tab/><text:tab/>(t (get-country (capital (cdr table))))</text:span></text:p>
      <text:p text:style-name="P1"><text:span text:style-name="T4"><text:tab/>)</text:span></text:p>
      <text:p text:style-name="P1"><text:span text:style-name="T4">)</text:span></text:p>
      <text:p text:style-name="P1"><text:span text:style-name="T4"/></text:p>
      <text:p text:style-name="P3"><text:span text:style-name="T5">(defun get-capital(country table)</text:span></text:p>
      <text:p text:style-name="P1"><text:span text:style-name="T4"><text:tab/>(cond ((null table) nil)</text:span></text:p>
      <text:p text:style-name="P3"><text:span text:style-name="T5"><text:tab/><text:tab/>((equal (caar table) country) t)</text:span></text:p>
      <text:p text:style-name="P3"><text:span text:style-name="T5"><text:tab/><text:tab/>(t (get-country (country (cdr table))))</text:span></text:p>
      <text:p text:style-name="P1"><text:span text:style-name="T4"><text:tab/>)</text:span></text:p>
      <text:p text:style-name="P1"><text:span text:style-name="T4">)</text:span></text:p>
      <text:p text:style-name="P1"/>
      <text:p text:style-name="P1">6.2</text:p>
      <text:p text:style-name="P1">6.3</text:p>
      <text:p text:style-name="P1">6.4</text:p>
      <text:p text:style-name="P1">6.5</text:p>
      <text:p text:style-name="P1">6.6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23:07:52.754340159</meta:creation-date>
    <dc:date>2020-03-29T23:33:04.994717902</dc:date>
    <meta:editing-duration>PT6M8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1" meta:paragraph-count="35" meta:word-count="146" meta:character-count="905" meta:non-whitespace-character-count="763"/>
  </office:meta>
</office:document-meta>
</file>